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200%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style:font-size-asian="12pt"/>
    </style:style>
    <style:style style:name="T4" style:family="text">
      <style:text-properties style:font-weight-asian="bold"/>
    </style:style>
    <style:style style:name="T5" style:family="text">
      <style:text-properties style:font-size-complex="12pt"/>
    </style:style>
    <style:style style:name="T6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</text:p>
      <text:p text:style-name="P2">Owen Meyer</text:p>
      <text:p text:style-name="P2">March forth, 2011</text:p>
      <text:p text:style-name="P2">Art, New Media, and the Science of Perception</text:p>
      <text:p text:style-name="P2">Project Abstract</text:p>
      <text:p text:style-name="P2"><text:tab/><text:tab/><text:tab/><text:tab/>Cross Section Time Scanning</text:p>
      <text:p text:style-name="P1"/>
      <text:p text:style-name="P2"><text:tab/>I chose for my project, to increase my understanding of computer programming by writing a program in Processing to handle some simple cases of 3-D geometry and display them using Processing's OpenGL library. <text:s/>It fits in with the themes of the class as an artistic study of light, space and time. <text:s/>In a 3-D graphical environment, using algorithms to generate data to be displayed with the OpenGL tools, a scan image comprised of cross sections of a moving cubic block taken over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1-03-09T18:26:47.38</meta:creation-date>
    <dc:date>2011-03-09T22:45:33.13</dc:date>
    <dc:creator>owen meyer</dc:creator>
    <meta:editing-duration>PT01H52M40S</meta:editing-duration>
    <meta:editing-cycles>1</meta:editing-cycles>
    <meta:generator>OpenOffice.org/3.2$Win32 OpenOffice.org_project/320m18$Build-9502</meta:generator>
    <meta:printed-by>owen meyer</meta:printed-by>
    <meta:print-date>2011-03-09T22:22:11.71</meta:print-date>
    <meta:document-statistic meta:table-count="0" meta:image-count="0" meta:object-count="0" meta:page-count="1" meta:paragraph-count="7" meta:word-count="103" meta:character-count="605"/>
  </office:meta>
</office:document-meta>
</file>